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paragraph-properties fo:line-height="100%"/>
      <style:text-properties style:font-name="Liberation Serif" fo:font-size="12pt" officeooo:rsid="0016fdcf" officeooo:paragraph-rsid="0016fdcf" style:font-size-asian="12pt" style:font-size-complex="12pt"/>
    </style:style>
    <style:style style:name="P3" style:family="paragraph" style:parent-style-name="Standard">
      <style:paragraph-properties fo:line-height="100%"/>
      <style:text-properties style:font-name="Liberation Serif" fo:font-size="12pt" officeooo:paragraph-rsid="0016fdcf" style:font-size-asian="12pt" style:font-size-complex="12pt"/>
    </style:style>
    <style:style style:name="P4" style:family="paragraph" style:parent-style-name="Standard">
      <style:paragraph-properties fo:line-height="100%"/>
      <style:text-properties style:font-name="Liberation Serif" fo:font-size="12pt" fo:font-style="normal" fo:font-weight="normal" officeooo:rsid="00223685" officeooo:paragraph-rsid="002c0268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line-height="100%"/>
      <style:text-properties style:font-name="Liberation Serif" fo:font-size="12pt" fo:font-style="normal" fo:font-weight="normal" officeooo:rsid="00223685" officeooo:paragraph-rsid="002deef3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style:font-name="Liberation Serif" officeooo:rsid="0016fdcf" officeooo:paragraph-rsid="0016fdcf"/>
    </style:style>
    <style:style style:name="P7" style:family="paragraph" style:parent-style-name="Standard">
      <style:paragraph-properties fo:line-height="100%"/>
      <style:text-properties style:font-name="Liberation Serif" officeooo:rsid="0016fdcf" officeooo:paragraph-rsid="0016fdcf"/>
    </style:style>
    <style:style style:name="P8" style:family="paragraph" style:parent-style-name="Standard">
      <style:paragraph-properties fo:line-height="100%"/>
      <style:text-properties fo:color="#006600" style:font-name="Liberation Serif" fo:font-size="12pt" fo:font-style="italic" fo:font-weight="bold" officeooo:rsid="0016fdcf" officeooo:paragraph-rsid="0016fdcf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Text_20_body">
      <style:paragraph-properties fo:line-height="100%"/>
      <style:text-properties style:font-name="Liberation Serif" fo:font-size="12pt" fo:font-style="normal" fo:font-weight="normal" officeooo:rsid="0026318f" officeooo:paragraph-rsid="0026318f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ext_20_body">
      <style:text-properties style:font-name="Liberation Serif" fo:font-size="12pt" style:font-size-asian="12pt" style:font-size-complex="12pt"/>
    </style:style>
    <style:style style:name="P11" style:family="paragraph" style:parent-style-name="Text_20_body">
      <style:paragraph-properties fo:margin-left="1cm" fo:margin-right="0cm" fo:text-indent="0cm" style:auto-text-indent="false"/>
      <style:text-properties style:font-name="Liberation Serif" fo:font-size="12pt" style:font-size-asian="12pt" style:font-size-complex="12pt"/>
    </style:style>
    <style:style style:name="P12" style:family="paragraph" style:parent-style-name="Preformatted_20_Text">
      <style:paragraph-properties fo:margin-left="1cm" fo:margin-right="0cm" fo:text-indent="0cm" style:auto-text-indent="false"/>
      <style:text-properties style:font-name="Liberation Serif" fo:font-size="12pt" style:font-size-asian="12pt" style:font-size-complex="12pt"/>
    </style:style>
    <style:style style:name="P13" style:family="paragraph" style:parent-style-name="Preformatted_20_Text">
      <style:paragraph-properties fo:margin-left="1cm" fo:margin-right="0cm" fo:margin-top="0cm" fo:margin-bottom="0.499cm" style:contextual-spacing="false" fo:text-indent="0cm" style:auto-text-indent="false"/>
      <style:text-properties style:font-name="Liberation Serif" fo:font-size="12pt" style:font-size-asian="12pt" style:font-size-complex="12pt"/>
    </style:style>
    <style:style style:name="P14" style:family="paragraph" style:parent-style-name="Heading_20_1">
      <style:paragraph-properties fo:text-align="center" style:justify-single-word="false"/>
      <style:text-properties style:font-name="Liberation Serif"/>
    </style:style>
    <style:style style:name="P15" style:family="paragraph" style:parent-style-name="Preformatted_20_Text">
      <style:paragraph-properties fo:line-height="100%"/>
      <style:text-properties officeooo:rsid="0016fdcf" officeooo:paragraph-rsid="0016fdcf"/>
    </style:style>
    <style:style style:name="P16" style:family="paragraph" style:parent-style-name="Preformatted_20_Text">
      <style:paragraph-properties fo:line-height="100%"/>
      <style:text-properties style:font-name="Liberation Serif" fo:font-size="12pt" officeooo:rsid="0016fdcf" officeooo:paragraph-rsid="0016fdcf" style:font-size-asian="12pt" style:font-size-complex="12pt"/>
    </style:style>
    <style:style style:name="P17" style:family="paragraph" style:parent-style-name="Preformatted_20_Text">
      <style:paragraph-properties fo:line-height="100%"/>
      <style:text-properties style:font-name="Liberation Serif" fo:font-size="12pt" style:font-size-asian="12pt" style:font-size-complex="12pt"/>
    </style:style>
    <style:style style:name="P18" style:family="paragraph" style:parent-style-name="Preformatted_20_Text">
      <style:paragraph-properties fo:line-height="100%"/>
      <style:text-properties style:font-name="Liberation Serif" fo:font-size="12pt" fo:font-style="italic" fo:font-weight="bold" officeooo:rsid="0016fdcf" officeooo:paragraph-rsid="0016fdcf" style:font-size-asian="12pt" style:font-style-asian="italic" style:font-weight-asian="bold" style:font-size-complex="12pt" style:font-style-complex="italic" style:font-weight-complex="bold"/>
    </style:style>
    <style:style style:name="P19" style:family="paragraph" style:parent-style-name="Preformatted_20_Text">
      <style:paragraph-properties fo:line-height="100%"/>
      <style:text-properties style:font-name="Liberation Serif" fo:font-size="12pt" fo:font-style="italic" fo:font-weight="bold" officeooo:rsid="0016fdcf" officeooo:paragraph-rsid="002fdf3d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Preformatted_20_Text">
      <style:paragraph-properties fo:line-height="100%"/>
      <style:text-properties style:font-name="Liberation Serif" fo:font-size="12pt" fo:font-style="italic" fo:font-weight="bold" officeooo:rsid="0016fdcf" officeooo:paragraph-rsid="002c0268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Preformatted_20_Text">
      <style:paragraph-properties fo:line-height="100%"/>
      <style:text-properties style:font-name="Liberation Serif" fo:font-size="12pt" fo:font-style="normal" fo:font-weight="normal" officeooo:rsid="002064f8" officeooo:paragraph-rsid="002064f8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Preformatted_20_Text">
      <style:paragraph-properties fo:line-height="100%"/>
      <style:text-properties style:font-name="Liberation Serif" fo:font-size="12pt" fo:font-style="normal" fo:font-weight="normal" officeooo:rsid="00223685" officeooo:paragraph-rsid="00223685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Preformatted_20_Text">
      <style:paragraph-properties fo:line-height="100%"/>
      <style:text-properties style:font-name="Liberation Serif" fo:font-size="12pt" fo:font-style="normal" fo:font-weight="normal" officeooo:rsid="00223685" officeooo:paragraph-rsid="002c0268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Preformatted_20_Text">
      <style:paragraph-properties fo:line-height="100%"/>
      <style:text-properties style:font-name="Liberation Serif" fo:font-size="12pt" fo:font-style="normal" fo:font-weight="normal" officeooo:rsid="00223685" officeooo:paragraph-rsid="002deef3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Preformatted_20_Text">
      <style:paragraph-properties fo:line-height="100%"/>
      <style:text-properties style:font-name="Liberation Serif" fo:font-size="12pt" fo:font-style="normal" fo:font-weight="normal" officeooo:rsid="0023f4e8" officeooo:paragraph-rsid="0023f4e8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Preformatted_20_Text">
      <style:paragraph-properties fo:line-height="100%"/>
      <style:text-properties style:font-name="Liberation Serif" fo:font-size="12pt" fo:font-style="normal" fo:font-weight="normal" officeooo:rsid="00240d5b" officeooo:paragraph-rsid="00240d5b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Preformatted_20_Text">
      <style:paragraph-properties fo:line-height="100%"/>
      <style:text-properties style:font-name="Liberation Serif" fo:font-size="12pt" fo:font-style="normal" fo:font-weight="normal" officeooo:rsid="0024c10b" officeooo:paragraph-rsid="0024c10b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Preformatted_20_Text">
      <style:paragraph-properties fo:line-height="100%"/>
      <style:text-properties style:font-name="Liberation Serif" fo:font-size="12pt" fo:font-style="normal" fo:font-weight="normal" officeooo:rsid="0026318f" officeooo:paragraph-rsid="0026318f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Preformatted_20_Text">
      <style:paragraph-properties fo:line-height="100%"/>
      <style:text-properties style:font-name="Liberation Serif" fo:font-size="12pt" fo:font-style="normal" fo:font-weight="normal" officeooo:rsid="0026318f" officeooo:paragraph-rsid="00390b80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Preformatted_20_Text">
      <style:paragraph-properties fo:line-height="100%"/>
      <style:text-properties style:font-name="Liberation Serif" fo:font-size="12pt" fo:font-style="normal" fo:font-weight="normal" officeooo:rsid="00281b41" officeooo:paragraph-rsid="00281b41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Preformatted_20_Text">
      <style:paragraph-properties fo:line-height="100%"/>
      <style:text-properties style:font-name="Liberation Serif" fo:font-size="12pt" fo:font-style="normal" fo:font-weight="normal" officeooo:rsid="00288d5f" officeooo:paragraph-rsid="00288d5f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Preformatted_20_Text">
      <style:paragraph-properties fo:line-height="100%"/>
      <style:text-properties style:font-name="Liberation Serif" fo:font-size="12pt" fo:font-style="normal" fo:font-weight="normal" officeooo:rsid="00288d5f" officeooo:paragraph-rsid="002a7fc1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Preformatted_20_Text">
      <style:paragraph-properties fo:line-height="100%"/>
      <style:text-properties style:font-name="Liberation Serif" fo:font-size="12pt" fo:font-style="normal" fo:font-weight="normal" officeooo:rsid="0028db0b" officeooo:paragraph-rsid="0024c10b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Preformatted_20_Text">
      <style:paragraph-properties fo:line-height="100%"/>
      <style:text-properties style:font-name="Liberation Serif" fo:font-size="12pt" fo:font-style="normal" fo:font-weight="normal" officeooo:rsid="0028db0b" officeooo:paragraph-rsid="0028db0b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Preformatted_20_Text">
      <style:paragraph-properties fo:line-height="100%"/>
      <style:text-properties style:font-name="Liberation Serif" fo:font-size="12pt" fo:font-style="normal" fo:font-weight="normal" officeooo:rsid="002a7fc1" officeooo:paragraph-rsid="002a7fc1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Preformatted_20_Text">
      <style:paragraph-properties fo:line-height="100%"/>
      <style:text-properties style:font-name="Liberation Serif" fo:font-size="12pt" fo:font-style="normal" fo:font-weight="normal" officeooo:rsid="002c0268" officeooo:paragraph-rsid="002c0268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Preformatted_20_Text">
      <style:paragraph-properties fo:line-height="100%"/>
      <style:text-properties style:font-name="Liberation Serif" fo:font-size="12pt" fo:font-style="normal" fo:font-weight="normal" officeooo:rsid="002c0268" officeooo:paragraph-rsid="002deef3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Preformatted_20_Text">
      <style:paragraph-properties fo:line-height="100%"/>
      <style:text-properties style:font-name="Liberation Serif" fo:font-size="12pt" fo:font-style="normal" fo:font-weight="normal" officeooo:rsid="002c0268" officeooo:paragraph-rsid="002fdf3d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Preformatted_20_Text">
      <style:paragraph-properties fo:line-height="100%"/>
      <style:text-properties style:font-name="Liberation Serif" fo:font-size="12pt" fo:font-style="normal" fo:font-weight="normal" officeooo:rsid="002fdf3d" officeooo:paragraph-rsid="002fdf3d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Preformatted_20_Text">
      <style:paragraph-properties fo:line-height="100%"/>
      <style:text-properties style:font-name="Liberation Serif" fo:font-size="12pt" fo:font-style="normal" fo:font-weight="normal" officeooo:rsid="00323f7b" officeooo:paragraph-rsid="00323f7b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Preformatted_20_Text">
      <style:paragraph-properties fo:line-height="100%"/>
      <style:text-properties style:font-name="Liberation Serif" fo:font-size="12pt" fo:font-style="normal" fo:font-weight="normal" officeooo:rsid="00340408" officeooo:paragraph-rsid="00340408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Preformatted_20_Text">
      <style:paragraph-properties fo:line-height="100%"/>
      <style:text-properties fo:color="#006600" style:font-name="Liberation Serif" fo:font-size="12pt" fo:font-style="italic" fo:font-weight="bold" officeooo:rsid="0016fdcf" officeooo:paragraph-rsid="0016fdcf" style:font-size-asian="12pt" style:font-style-asian="italic" style:font-weight-asian="bold" style:font-size-complex="12pt" style:font-style-complex="italic" style:font-weight-complex="bold"/>
    </style:style>
    <style:style style:name="P43" style:family="paragraph" style:parent-style-name="Preformatted_20_Text">
      <style:paragraph-properties fo:line-height="100%"/>
      <style:text-properties fo:color="#006600" style:font-name="Liberation Seri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4" style:family="paragraph" style:parent-style-name="Preformatted_20_Text">
      <style:paragraph-properties fo:line-height="100%"/>
      <style:text-properties fo:color="#ff3333" style:font-name="Liberation Serif" fo:font-size="12pt" officeooo:rsid="0016fdcf" officeooo:paragraph-rsid="0016fdcf" style:font-size-asian="12pt" style:font-size-complex="12pt"/>
    </style:style>
    <style:style style:name="P45" style:family="paragraph" style:parent-style-name="Preformatted_20_Text">
      <style:paragraph-properties fo:line-height="100%"/>
      <style:text-properties fo:color="#330099" style:font-name="Liberation Serif" fo:font-size="14pt" fo:font-style="italic" fo:font-weight="bold" officeooo:rsid="0016fdcf" officeooo:paragraph-rsid="002fdf3d" style:font-size-asian="14pt" style:font-style-asian="italic" style:font-weight-asian="bold" style:font-size-complex="14pt" style:font-style-complex="italic" style:font-weight-complex="bold"/>
    </style:style>
    <style:style style:name="P46" style:family="paragraph" style:parent-style-name="Preformatted_20_Text">
      <style:paragraph-properties fo:line-height="100%"/>
      <style:text-properties fo:color="#330099" style:font-name="Liberation Serif" fo:font-size="14pt" fo:font-style="italic" fo:font-weight="bold" officeooo:rsid="0024c10b" officeooo:paragraph-rsid="0024c10b" style:font-size-asian="14pt" style:font-style-asian="italic" style:font-weight-asian="bold" style:font-size-complex="14pt" style:font-style-complex="italic" style:font-weight-complex="bold"/>
    </style:style>
    <style:style style:name="P47" style:family="paragraph" style:parent-style-name="Preformatted_20_Text">
      <style:paragraph-properties fo:line-height="100%"/>
      <style:text-properties fo:color="#330099" style:font-name="Liberation Serif" fo:font-size="14pt" fo:font-style="italic" fo:font-weight="bold" officeooo:rsid="00240d5b" officeooo:paragraph-rsid="00240d5b" style:font-size-asian="14pt" style:font-style-asian="italic" style:font-weight-asian="bold" style:font-size-complex="14pt" style:font-style-complex="italic" style:font-weight-complex="bold"/>
    </style:style>
    <style:style style:name="P48" style:family="paragraph" style:parent-style-name="Preformatted_20_Text">
      <style:paragraph-properties fo:line-height="100%"/>
      <style:text-properties fo:color="#330099" style:font-name="Liberation Serif" fo:font-size="14pt" fo:font-style="italic" fo:font-weight="bold" officeooo:rsid="0023f4e8" officeooo:paragraph-rsid="0023f4e8" style:font-size-asian="14pt" style:font-style-asian="italic" style:font-weight-asian="bold" style:font-size-complex="14pt" style:font-style-complex="italic" style:font-weight-complex="bold"/>
    </style:style>
    <style:style style:name="P49" style:family="paragraph" style:parent-style-name="Preformatted_20_Text">
      <style:paragraph-properties fo:line-height="100%"/>
      <style:text-properties fo:color="#330099" style:font-name="Liberation Serif" fo:font-size="14pt" fo:font-style="italic" fo:font-weight="bold" officeooo:rsid="00223685" officeooo:paragraph-rsid="00223685" style:font-size-asian="14pt" style:font-style-asian="italic" style:font-weight-asian="bold" style:font-size-complex="14pt" style:font-style-complex="italic" style:font-weight-complex="bold"/>
    </style:style>
    <style:style style:name="P50" style:family="paragraph" style:parent-style-name="Preformatted_20_Text">
      <style:paragraph-properties fo:line-height="100%"/>
      <style:text-properties fo:color="#330099" style:font-name="Liberation Serif" fo:font-size="14pt" fo:font-style="italic" fo:font-weight="bold" officeooo:rsid="002c0268" officeooo:paragraph-rsid="002c0268" style:font-size-asian="14pt" style:font-style-asian="italic" style:font-weight-asian="bold" style:font-size-complex="14pt" style:font-style-complex="italic" style:font-weight-complex="bold"/>
    </style:style>
    <style:style style:name="P51" style:family="paragraph" style:parent-style-name="Preformatted_20_Text">
      <style:paragraph-properties fo:line-height="100%"/>
      <style:text-properties fo:color="#330099" style:font-name="Liberation Serif" fo:font-size="14pt" fo:font-style="italic" fo:font-weight="bold" officeooo:rsid="002064f8" officeooo:paragraph-rsid="002064f8" style:font-size-asian="14pt" style:font-style-asian="italic" style:font-weight-asian="bold" style:font-size-complex="14pt" style:font-style-complex="italic" style:font-weight-complex="bold"/>
    </style:style>
    <style:style style:name="P52" style:family="paragraph" style:parent-style-name="Preformatted_20_Text">
      <style:paragraph-properties fo:margin-top="0cm" fo:margin-bottom="0.499cm" style:contextual-spacing="false"/>
      <style:text-properties style:font-name="Liberation Serif" fo:font-size="12pt" style:font-size-asian="12pt" style:font-size-complex="12pt"/>
    </style:style>
    <style:style style:name="P53" style:family="paragraph" style:parent-style-name="Preformatted_20_Text">
      <style:paragraph-properties fo:margin-top="0cm" fo:margin-bottom="0.499cm" style:contextual-spacing="false" fo:line-height="100%"/>
      <style:text-properties style:font-name="Liberation Serif" fo:font-size="12pt" style:font-size-asian="12pt" style:font-size-complex="12pt"/>
    </style:style>
    <style:style style:name="P54" style:family="paragraph" style:parent-style-name="Preformatted_20_Text">
      <style:paragraph-properties fo:margin-top="0cm" fo:margin-bottom="0.499cm" style:contextual-spacing="false" fo:line-height="100%"/>
      <style:text-properties style:font-name="Liberation Serif" fo:font-size="12pt" fo:font-style="normal" fo:font-weight="normal" officeooo:rsid="002a7fc1" officeooo:paragraph-rsid="00390b80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Preformatted_20_Text">
      <style:paragraph-properties fo:margin-top="0cm" fo:margin-bottom="0.499cm" style:contextual-spacing="false" fo:line-height="100%"/>
      <style:text-properties fo:color="#006600" style:font-name="Liberation Seri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6" style:family="paragraph" style:parent-style-name="List_20_Contents">
      <style:paragraph-properties fo:margin-top="0cm" fo:margin-bottom="0.499cm" style:contextual-spacing="false"/>
      <style:text-properties style:font-name="Liberation Serif" fo:font-size="12pt" style:font-size-asian="12pt" style:font-size-complex="12pt"/>
    </style:style>
    <style:style style:name="P57" style:family="paragraph" style:parent-style-name="List_20_Heading">
      <style:paragraph-properties fo:margin-top="0cm" fo:margin-bottom="0.499cm" style:contextual-spacing="false"/>
    </style:style>
    <style:style style:name="P58" style:family="paragraph" style:parent-style-name="List_20_Contents">
      <style:paragraph-properties fo:line-height="100%"/>
      <style:text-properties style:font-name="Liberation Serif" fo:font-size="12pt" fo:font-style="normal" fo:font-weight="normal" officeooo:rsid="0026318f" officeooo:paragraph-rsid="0026318f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List_20_Contents">
      <style:text-properties style:font-name="Liberation Serif" fo:font-size="12pt" style:font-size-asian="12pt" style:font-size-complex="12pt"/>
    </style:style>
    <style:style style:name="P60" style:family="paragraph" style:parent-style-name="List_20_Heading">
      <style:paragraph-properties fo:line-height="100%"/>
      <style:text-properties style:font-name="Liberation Serif" fo:font-size="12pt" fo:font-style="normal" fo:font-weight="normal" officeooo:rsid="0026318f" officeooo:paragraph-rsid="0026318f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List_20_Heading">
      <style:paragraph-properties fo:line-height="100%"/>
      <style:text-properties style:font-name="Liberation Serif" fo:font-size="12pt" fo:font-style="normal" fo:font-weight="normal" officeooo:rsid="0024c10b" officeooo:paragraph-rsid="0024c10b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Preformatted_20_Text">
      <style:paragraph-properties fo:margin-top="0cm" fo:margin-bottom="0.499cm" style:contextual-spacing="false" fo:line-height="100%"/>
      <style:text-properties style:font-name="Liberation Serif" fo:font-size="12pt" fo:font-style="normal" fo:font-weight="normal" officeooo:rsid="00288d5f" officeooo:paragraph-rsid="00390b80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List_20_Contents">
      <style:paragraph-properties fo:line-height="100%"/>
      <style:text-properties fo:color="#330099" style:font-name="Liberation Serif" fo:font-size="14pt" fo:font-style="italic" fo:font-weight="bold" officeooo:rsid="0024c10b" officeooo:paragraph-rsid="0024c10b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officeooo:rsid="0016fdcf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officeooo:rsid="001f648b"/>
    </style:style>
    <style:style style:name="T4" style:family="text">
      <style:text-properties officeooo:rsid="00223685"/>
    </style:style>
    <style:style style:name="T5" style:family="text">
      <style:text-properties officeooo:rsid="00242a0d"/>
    </style:style>
    <style:style style:name="T6" style:family="text">
      <style:text-properties officeooo:rsid="0025bfb7"/>
    </style:style>
    <style:style style:name="T7" style:family="text">
      <style:text-properties officeooo:rsid="0028db0b"/>
    </style:style>
    <style:style style:name="T8" style:family="text">
      <style:text-properties officeooo:rsid="002deef3"/>
    </style:style>
    <style:style style:name="T9" style:family="text">
      <style:text-properties officeooo:rsid="002fdf3d"/>
    </style:style>
    <style:style style:name="T10" style:family="text">
      <style:text-properties fo:color="#330099" style:font-name="Liberation Seri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fo:color="#330099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officeooo:rsid="00390b80"/>
    </style:style>
    <style:style style:name="T13" style:family="text">
      <style:text-properties officeooo:rsid="003b64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h text:style-name="P14" text:outline-level="1">Chef-<text:span text:style-name="T1">solo &amp; Recipe</text:span></text:h>
      <text:p text:style-name="P6"/>
      <text:p text:style-name="P6"/>
      <text:p text:style-name="P7"/>
      <text:p text:style-name="P2">Update the ubuntu</text:p>
      <text:p text:style-name="P2"/>
      <text:p text:style-name="P8"># apt-get update &amp;&amp; apt-get -y upgrade</text:p>
      <text:p text:style-name="P2"/>
      <text:p text:style-name="P3"><text:span text:style-name="T1">Install chef by using </text:span>omnibus installer</text:p>
      <text:p text:style-name="P3"/>
      <text:p text:style-name="P42"># curl -L https://www.opscode.com/chef/install.sh | bash</text:p>
      <text:p text:style-name="P2"/>
      <text:p text:style-name="P2">check the version</text:p>
      <text:p text:style-name="P2"/>
      <text:p text:style-name="P42"># chef-solo -v</text:p>
      <text:p text:style-name="P2"/>
      <text:p text:style-name="P2">should setup a file structure that will help us organise our various Chef files. Opscode, the makers of Chef provide one. They call it simply the Chef Repository.</text:p>
      <text:p text:style-name="P2"/>
      <text:p text:style-name="P42"># wget http://github.com/opscode/chef-repo/tarball/master</text:p>
      <text:p text:style-name="P8"/>
      <text:p text:style-name="P42"># tar -zxf master</text:p>
      <text:p text:style-name="P43"/>
      <text:p text:style-name="P43"><text:span text:style-name="T1"># </text:span>mv chef-chef-repo* chef-repo</text:p>
      <text:p text:style-name="P55"/>
      <text:p text:style-name="P55"><text:span text:style-name="T1"># </text:span>rm master</text:p>
      <text:p text:style-name="P16">go to the chef-repo</text:p>
      <text:p text:style-name="P16"/>
      <text:p text:style-name="P42"># cd chef-repo/</text:p>
      <text:p text:style-name="P2"/>
      <text:p text:style-name="P2">First we should tell knife where to find our cookbooks directory.</text:p>
      <text:p text:style-name="P16"/>
      <text:p text:style-name="P42"># mkdir .chef</text:p>
      <text:p text:style-name="P8"/>
      <text:p text:style-name="P42"># echo "cookbook_path [ '/root/chef-repo/cookbooks' ]" &gt; .chef/knife.rb</text:p>
      <text:p text:style-name="P8"/>
      <text:p text:style-name="P2">create a cookbook for apache2 as an example</text:p>
      <text:p text:style-name="P2"/>
      <text:p text:style-name="P42"># knife cookbook create apache2</text:p>
      <text:p text:style-name="P16"/>
      <text:p text:style-name="P16">** Creating cookbook phpapp</text:p>
      <text:p text:style-name="P17">** Creating README for cookbook: phpapp</text:p>
      <text:p text:style-name="P17">** Creating CHANGELOG for cookbook: phpapp</text:p>
      <text:p text:style-name="P53">** Creating metadata for cookbook: phpapp</text:p>
      <text:p text:style-name="P42"/>
      <text:p text:style-name="P42"><text:soft-page-break/></text:p>
      <text:p text:style-name="P42"># nano /root/chef-repo/cookbooks/apache2/recipes/default.rb</text:p>
      <text:p text:style-name="P16"/>
      <text:p text:style-name="P16"/>
      <text:p text:style-name="P44"># </text:p>
      <text:p text:style-name="P44"># Cookbook Name:: apache2 </text:p>
      <text:p text:style-name="P44"># Recipe:: default </text:p>
      <text:p text:style-name="P44"># </text:p>
      <text:p text:style-name="P44"># Copyright 2016, YOUR_COMPANY_NAME </text:p>
      <text:p text:style-name="P44"># </text:p>
      <text:p text:style-name="P44"># All rights reserved - Do Not Redistribute </text:p>
      <text:p text:style-name="P44"># </text:p>
      <text:p text:style-name="P44"/>
      <text:p text:style-name="P44"/>
      <text:p text:style-name="P44">package 'apache2' do </text:p>
      <text:p text:style-name="P44"><text:s text:c="8"/>action 'install' </text:p>
      <text:p text:style-name="P44">end </text:p>
      <text:p text:style-name="P44"/>
      <text:p text:style-name="P44">service 'apache2' do </text:p>
      <text:p text:style-name="P44"><text:s text:c="8"/>action 'restart' </text:p>
      <text:p text:style-name="P44">end </text:p>
      <text:p text:style-name="P44"/>
      <text:p text:style-name="P44">file '/var/www/html/index.html' do </text:p>
      <text:p text:style-name="P44"><text:s text:c="8"/>content 'hello' </text:p>
      <text:p text:style-name="P44"><text:s text:c="8"/>notifies :restart, 'service[apache2]' </text:p>
      <text:p text:style-name="P44">end</text:p>
      <text:p text:style-name="P16"/>
      <text:p text:style-name="P16"/>
      <text:p text:style-name="P16">run the following command for run recipe in client</text:p>
      <text:p text:style-name="P16"/>
      <text:p text:style-name="P42"># chef-client --local-mode --runlist 'recipe[apache2]'</text:p>
      <text:p text:style-name="P16"/>
      <text:p text:style-name="P16"/>
      <text:p text:style-name="P16"/>
      <text:p text:style-name="P16"/>
      <text:p text:style-name="P16">link :::</text:p>
      <text:p text:style-name="P16"/>
      <text:p text:style-name="P15"><text:a xlink:type="simple" xlink:href="http://gettingstartedwithchef.com/first-steps-with-chef.html"><text:span text:style-name="T2">http://gettingstartedwithchef.com/first-steps-with-chef.html</text:span></text:a></text:p>
      <text:p text:style-name="P16"/>
      <text:p text:style-name="P16"/>
      <text:p text:style-name="P18"/>
      <text:p text:style-name="P18">******************************<text:span text:style-name="T3">Recipe</text:span>*********************************</text:p>
      <text:p text:style-name="P18"/>
      <text:p text:style-name="P51">to install package</text:p>
      <text:p text:style-name="P21"/>
      <text:p text:style-name="P21">package 'package-name' <text:s/>do </text:p>
      <text:p text:style-name="P21"><text:s text:c="8"/>action 'install' </text:p>
      <text:p text:style-name="P21">end</text:p>
      <text:p text:style-name="P21"/>
      <text:p text:style-name="P19"/>
      <text:p text:style-name="P19"/>
      <text:p text:style-name="P19"/>
      <text:p text:style-name="P19"><text:soft-page-break/></text:p>
      <text:p text:style-name="P19">******************************<text:span text:style-name="T3">Recipe</text:span>*********************************</text:p>
      <text:p text:style-name="P19"/>
      <text:p text:style-name="P51">to start the service</text:p>
      <text:p text:style-name="P21"/>
      <text:p text:style-name="P21">service 'service-name' do </text:p>
      <text:p text:style-name="P21"><text:s text:c="8"/>action 'start' <text:tab/># action [ :enable, :start ] for start at booting.</text:p>
      <text:p text:style-name="P21"><text:span text:style-name="T4">e</text:span>nd</text:p>
      <text:p text:style-name="P21"/>
      <text:p text:style-name="P19">******************************<text:span text:style-name="T3">Recipe</text:span>*********************************</text:p>
      <text:p text:style-name="P19"/>
      <text:p text:style-name="P49">to create a file</text:p>
      <text:p text:style-name="P22"/>
      <text:p text:style-name="P22">file '/path/file-name' <text:s/>do </text:p>
      <text:p text:style-name="P22"><text:s text:c="8"/>content 'some-data'</text:p>
      <text:p text:style-name="P22"><text:s text:c="8"/>owner 'root' </text:p>
      <text:p text:style-name="P22"><text:s text:c="8"/>group 'root' </text:p>
      <text:p text:style-name="P22"><text:s text:c="8"/>mode '777'</text:p>
      <text:p text:style-name="P22">end </text:p>
      <text:p text:style-name="P22"/>
      <text:p text:style-name="P19">******************************<text:span text:style-name="T3">Recipe</text:span>*********************************</text:p>
      <text:p text:style-name="P45"/>
      <text:p text:style-name="P50">to add some file from <text:span text:style-name="T8">master</text:span>,</text:p>
      <text:p text:style-name="P36"/>
      <text:p text:style-name="P36">use </text:p>
      <text:p text:style-name="P36">cookbook_file instead of file in above</text:p>
      <text:p text:style-name="P36">and add some file in files/default directory of cookbook</text:p>
      <text:p text:style-name="P36"/>
      <text:p text:style-name="P39">or</text:p>
      <text:p text:style-name="P39"/>
      <text:p text:style-name="P38"><text:span text:style-name="T9">template</text:span> instead of file in above</text:p>
      <text:p text:style-name="P38">and add some file in <text:span text:style-name="T9">templates</text:span>/default directory of cookbook</text:p>
      <text:p text:style-name="P36"/>
      <text:p text:style-name="P36">cookbook_file <text:span text:style-name="T4">'/path/file-name' <text:s/>do </text:span></text:p>
      <text:p text:style-name="P37"><text:s text:c="8"/>source 'file-name-in <text:span text:style-name="T8">/files/default/</text:span> '</text:p>
      <text:p text:style-name="P4"><text:s text:c="8"/>owner 'root' </text:p>
      <text:p text:style-name="P23"><text:s text:c="8"/>group 'root' </text:p>
      <text:p text:style-name="P23"><text:s text:c="8"/>mode '777'</text:p>
      <text:p text:style-name="P36">end </text:p>
      <text:p text:style-name="P20"/>
      <text:p text:style-name="P19"/>
      <text:p text:style-name="P37"><text:span text:style-name="T8">template</text:span> <text:span text:style-name="T4">'/path/file-name' <text:s/>do </text:span></text:p>
      <text:p text:style-name="P37"><text:s text:c="8"/>source 'file-name-in <text:span text:style-name="T8">/templates/default/</text:span> '</text:p>
      <text:p text:style-name="P5"><text:s text:c="8"/>owner 'root' </text:p>
      <text:p text:style-name="P24"><text:s text:c="8"/>group 'root' </text:p>
      <text:p text:style-name="P24"><text:s text:c="8"/>mode '777'</text:p>
      <text:p text:style-name="P37">end </text:p>
      <text:p text:style-name="P36"/>
      <text:p text:style-name="P19"/>
      <text:p text:style-name="P19"/>
      <text:p text:style-name="P19"/>
      <text:p text:style-name="P19"/>
      <text:p text:style-name="P19"><text:soft-page-break/></text:p>
      <text:p text:style-name="P19">******************************<text:span text:style-name="T3">Recipe</text:span>*********************************</text:p>
      <text:p text:style-name="P19"/>
      <text:p text:style-name="P49">to create directory</text:p>
      <text:p text:style-name="P22"/>
      <text:p text:style-name="P22">directory '/path/dir-name' <text:s/>do </text:p>
      <text:p text:style-name="P22"><text:s text:c="8"/>owner 'root' </text:p>
      <text:p text:style-name="P22"><text:s text:c="8"/>group 'root' </text:p>
      <text:p text:style-name="P22"><text:s text:c="8"/>mode '777'</text:p>
      <text:p text:style-name="P22">end </text:p>
      <text:p text:style-name="P22"/>
      <text:p text:style-name="P22"/>
      <text:p text:style-name="P19">******************************<text:span text:style-name="T3">Recipe</text:span>*********************************</text:p>
      <text:p text:style-name="P19"/>
      <text:p text:style-name="P48">to create a group</text:p>
      <text:p text:style-name="P25"/>
      <text:p text:style-name="P25">group 'group-name' do </text:p>
      <text:p text:style-name="P25"><text:s text:c="8"/>action 'create' </text:p>
      <text:p text:style-name="P25"><text:s text:c="8"/>gid '1500' </text:p>
      <text:p text:style-name="P25">end </text:p>
      <text:p text:style-name="P25"/>
      <text:p text:style-name="P19">******************************<text:span text:style-name="T3">Recipe</text:span>*********************************</text:p>
      <text:p text:style-name="P45"/>
      <text:p text:style-name="P48">to create a user</text:p>
      <text:p text:style-name="P25"/>
      <text:p text:style-name="P25">user 'user-name' <text:s/>do </text:p>
      <text:p text:style-name="P25"><text:s text:c="8"/>action 'create' </text:p>
      <text:p text:style-name="P25"><text:s text:c="8"/>uid '1500' </text:p>
      <text:p text:style-name="P25"><text:s text:c="8"/>gid '1500' <text:tab/><text:tab/><text:span text:style-name="T5"># use group if create a group already with this gid</text:span></text:p>
      <text:p text:style-name="P25"><text:s text:c="8"/>password 'any' </text:p>
      <text:p text:style-name="P25"><text:s text:c="8"/>home '/home/user-name' </text:p>
      <text:p text:style-name="P25"><text:s text:c="8"/>shell '/bin/bash' </text:p>
      <text:p text:style-name="P25">end</text:p>
      <text:p text:style-name="P25"/>
      <text:p text:style-name="P19">******************************<text:span text:style-name="T3">Recipe</text:span>*********************************</text:p>
      <text:p text:style-name="P19"/>
      <text:p text:style-name="P47">to notify </text:p>
      <text:p text:style-name="P26"/>
      <text:p text:style-name="P26">notifies :restart, 'service[apache2]'<text:tab/><text:tab/># if there is a service in the name of apache2</text:p>
      <text:p text:style-name="P26"/>
      <text:p text:style-name="P19">******************************<text:span text:style-name="T3">Recipe</text:span>*********************************</text:p>
      <text:p text:style-name="P19"/>
      <text:p text:style-name="P46">to execute a co<text:span text:style-name="T13">m</text:span>mand</text:p>
      <text:p text:style-name="P27"/>
      <text:p text:style-name="P27">execute 'update-upgrade' do </text:p>
      <text:p text:style-name="P27"><text:s text:c="2"/>command 'apt-get update &amp;&amp; apt-get upgrade -y' </text:p>
      <text:p text:style-name="P27"><text:s text:c="2"/>environment 'path' =&gt; '/bin:/sbin:/usr/bin:/usr/sbin' <text:s text:c="2"/><text:tab/><text:span text:style-name="T6"># optional, will work without path also</text:span></text:p>
      <text:p text:style-name="P27"><text:s text:c="2"/>action <text:span text:style-name="T6">'run'</text:span></text:p>
      <text:p text:style-name="P27">end</text:p>
      <text:p text:style-name="P27"/>
      <text:p text:style-name="P27"/>
      <text:p text:style-name="P27"><text:soft-page-break/></text:p>
      <text:p text:style-name="P27"/>
      <text:p text:style-name="P19">******************************<text:span text:style-name="T3">Recipe</text:span>*********************************</text:p>
      <text:p text:style-name="P19"/>
      <text:p text:style-name="P33"/>
      <text:p text:style-name="P34">notifies<text:tab/><text:tab/># notify some co<text:span text:style-name="T12">m</text:span>mand <text:span text:style-name="T12">when</text:span> change in this command</text:p>
      <text:p text:style-name="P34">subscribes<text:tab/><text:tab/># notify this command <text:span text:style-name="T12">when</text:span> change in another command</text:p>
      <text:p text:style-name="P27"/>
      <text:p text:style-name="P27">:<text:span text:style-name="T7">before</text:span></text:p>
      <text:p text:style-name="P27">:<text:span text:style-name="T7">immediate</text:span></text:p>
      <text:p text:style-name="P27">:<text:span text:style-name="T7">delayed</text:span></text:p>
      <text:p text:style-name="P27"/>
      <text:p text:style-name="P35"/>
      <text:p text:style-name="P35"/>
      <text:p text:style-name="P35"/>
      <text:p text:style-name="P35"/>
      <text:p text:style-name="P35">eg:</text:p>
      <text:p text:style-name="P35"/>
      <text:p text:style-name="P54">notifies :action, 'resource[name]', :timer<text:tab/><text:tab/><text:span text:style-name="T12"># action specifies for that command not for this <text:tab/><text:tab/><text:tab/><text:tab/><text:tab/><text:tab/><text:tab/> <text:s text:c="2"/>command</text:span></text:p>
      <text:p text:style-name="P62">notifies :restart, 'file[/var/www/html/index.html]', :immediate </text:p>
      <text:p text:style-name="P32"/>
      <text:p text:style-name="P29">subscribes :action, 'resource[name]', :timer<text:tab/><text:tab/><text:span text:style-name="T12"># action specifies for this command not for that <text:tab/><text:tab/><text:tab/><text:tab/><text:tab/><text:tab/><text:tab/> <text:s text:c="2"/>command</text:span></text:p>
      <text:p text:style-name="P29"/>
      <text:p text:style-name="P32">subscribes :restart, 'file[/var/www/html/index.html]', :immediate </text:p>
      <text:p text:style-name="P32"/>
      <text:p text:style-name="P19">******************************<text:span text:style-name="T3">Recipe</text:span>*********************************</text:p>
      <text:p text:style-name="P45"/>
      <text:p text:style-name="P61"><text:span text:style-name="Teletype"><text:span text:style-name="T10">notifies</text:span></text:span><text:span text:style-name="T11"> </text:span></text:p>
      <text:p text:style-name="P63"/>
      <text:p text:style-name="Text_20_body"><text:span text:style-name="Strong_20_Emphasis"><text:span text:style-name="T2">Ruby Type:</text:span></text:span><text:span text:style-name="T2"> Symbol, ‘Chef::Resource[String]’</text:span></text:p>
      <text:p text:style-name="Text_20_body"><text:span text:style-name="T2">A resource may notify another resource to take action when its state changes. Specify a </text:span><text:span text:style-name="Teletype"><text:span text:style-name="T2">'resource[name]'</text:span></text:span><text:span text:style-name="T2">, the </text:span><text:span text:style-name="Teletype"><text:span text:style-name="T2">:action</text:span></text:span><text:span text:style-name="T2"> that resource should take, and then the </text:span><text:span text:style-name="Teletype"><text:span text:style-name="T2">:timer</text:span></text:span><text:span text:style-name="T2"> for that action. A resource may notifiy more than one resource; use a </text:span><text:span text:style-name="Teletype"><text:span text:style-name="T2">notifies</text:span></text:span><text:span text:style-name="T2"> statement for each resource to be notified.</text:span></text:p>
      <text:p text:style-name="P10">A timer specifies the point during the chef-client run at which a notification is run. The following timers are available:</text:p>
      <text:p text:style-name="List_20_Heading"><text:span text:style-name="Teletype"><text:span text:style-name="T2">:before</text:span></text:span><text:span text:style-name="T2"> </text:span></text:p>
      <text:p text:style-name="P59">Specifies that the action on a notified resource should be run before processing the resource block in which the notification is located. </text:p>
      <text:p text:style-name="List_20_Heading"><text:span text:style-name="Teletype"><text:span text:style-name="T2">:delayed</text:span></text:span><text:span text:style-name="T2"> </text:span></text:p>
      <text:p text:style-name="P59">Default. Specifies that a notification should be queued up, and then executed at the very end of the chef-client run. </text:p>
      <text:p text:style-name="List_20_Heading"><text:span text:style-name="Teletype"><text:span text:style-name="T2">:immediate</text:span></text:span><text:span text:style-name="T2">, </text:span><text:span text:style-name="Teletype"><text:span text:style-name="T2">:immediately</text:span></text:span><text:span text:style-name="T2"> </text:span></text:p>
      <text:p text:style-name="P56">Specifies that a notification should be run immediately, per resource notified. </text:p>
      <text:p text:style-name="Text_20_body"><text:span text:style-name="T2">The syntax for </text:span><text:span text:style-name="Teletype"><text:span text:style-name="T2">notifies</text:span></text:span><text:span text:style-name="T2"> is:</text:span></text:p>
      <text:p text:style-name="P52"><text:soft-page-break/>notifies :action, 'resource[name]', :timer</text:p>
      <text:p text:style-name="P27"/>
      <text:p text:style-name="P28">to do this command before some command</text:p>
      <text:p text:style-name="P28"/>
      <text:p text:style-name="P28"/>
      <text:p text:style-name="P31">notifies :restart, 'file[/var/www/html/index.html]', :immediate </text:p>
      <text:p text:style-name="P19"/>
      <text:p text:style-name="P19"/>
      <text:p text:style-name="P19">******************************<text:span text:style-name="T3">Recipe</text:span>*********************************</text:p>
      <text:p text:style-name="P19"/>
      <text:p text:style-name="P60"><text:span text:style-name="Teletype"><text:span text:style-name="T10">subscribes</text:span></text:span><text:span text:style-name="T11"> </text:span></text:p>
      <text:p text:style-name="P58"/>
      <text:p text:style-name="Text_20_body"><text:span text:style-name="Strong_20_Emphasis"><text:span text:style-name="T2">Ruby Type:</text:span></text:span><text:span text:style-name="T2"> Symbol, ‘Chef::Resource[String]’</text:span></text:p>
      <text:p text:style-name="Text_20_body"><text:span text:style-name="T2">A resource may listen to another resource, and then take action if the state of the resource being listened to changes. Specify a </text:span><text:span text:style-name="Teletype"><text:span text:style-name="T2">'resource[name]'</text:span></text:span><text:span text:style-name="T2">, the </text:span><text:span text:style-name="Teletype"><text:span text:style-name="T2">:action</text:span></text:span><text:span text:style-name="T2"> to be taken, and then the </text:span><text:span text:style-name="Teletype"><text:span text:style-name="T2">:timer</text:span></text:span><text:span text:style-name="T2"> for that action.</text:span></text:p>
      <text:p text:style-name="P10">A timer specifies the point during the chef-client run at which a notification is run. The following timers are available:</text:p>
      <text:p text:style-name="List_20_Heading"><text:span text:style-name="Teletype"><text:span text:style-name="T2">:before</text:span></text:span><text:span text:style-name="T2"> </text:span></text:p>
      <text:p text:style-name="P59">Specifies that the action on a notified resource should be run before processing the resource block in which the notification is located. </text:p>
      <text:p text:style-name="List_20_Heading"><text:span text:style-name="Teletype"><text:span text:style-name="T2">:delayed</text:span></text:span><text:span text:style-name="T2"> </text:span></text:p>
      <text:p text:style-name="P59">Default. Specifies that a notification should be queued up, and then executed at the very end of the chef-client run. </text:p>
      <text:p text:style-name="List_20_Heading"><text:span text:style-name="Teletype"><text:span text:style-name="T2">:immediate</text:span></text:span><text:span text:style-name="T2">, </text:span><text:span text:style-name="Teletype"><text:span text:style-name="T2">:immediately</text:span></text:span><text:span text:style-name="T2"> </text:span></text:p>
      <text:p text:style-name="P56">Specifies that a notification should be run immediately, per resource notified. </text:p>
      <text:p text:style-name="P28"/>
      <text:p text:style-name="P28">subscribes :action, 'resource[name]', :timer</text:p>
      <text:p text:style-name="P28"/>
      <text:p text:style-name="P28">eg ::</text:p>
      <text:p text:style-name="P28"/>
      <text:p text:style-name="P31">subscribes :restart, 'file[/var/www/html/index.html]', :immediate </text:p>
      <text:p text:style-name="P28"/>
      <text:p text:style-name="P19">******************************<text:span text:style-name="T3">Recipe</text:span>*********************************</text:p>
      <text:p text:style-name="P45"/>
      <text:p text:style-name="P9"><text:span text:style-name="Strong_20_Emphasis"><text:span text:style-name="T11">Arguments</text:span></text:span></text:p>
      <text:p text:style-name="Text_20_body"><text:span text:style-name="T2">The following arguments can be used with the </text:span><text:span text:style-name="Teletype"><text:span text:style-name="T2">not_if</text:span></text:span><text:span text:style-name="T2"> or </text:span><text:span text:style-name="Teletype"><text:span text:style-name="T2">only_if</text:span></text:span><text:span text:style-name="T2"> guard properties:</text:span></text:p>
      <text:p text:style-name="P57"><text:span text:style-name="Teletype"><text:span text:style-name="T2">:user</text:span></text:span><text:span text:style-name="T2"> </text:span></text:p>
      <text:p text:style-name="P11">Specify the user that a command will run as. For example:</text:p>
      <text:p text:style-name="P13">not_if 'grep adam /etc/passwd', :user =&gt; 'adam'</text:p>
      <text:p text:style-name="P57"><text:span text:style-name="Teletype"><text:span text:style-name="T2">:group</text:span></text:span><text:span text:style-name="T2"> </text:span></text:p>
      <text:p text:style-name="P11">Specify the group that a command will run as. For example:</text:p>
      <text:p text:style-name="P13"><text:soft-page-break/>not_if 'grep adam /etc/passwd', :group =&gt; 'adam'</text:p>
      <text:p text:style-name="P57"><text:span text:style-name="Teletype"><text:span text:style-name="T2">:environment</text:span></text:span><text:span text:style-name="T2"> </text:span></text:p>
      <text:p text:style-name="P11">Specify a Hash of environment variables to be set. For example:</text:p>
      <text:p text:style-name="P12">not_if 'grep adam /etc/passwd', :environment =&gt; {</text:p>
      <text:p text:style-name="P12"><text:s text:c="2"/>'HOME' =&gt; '/home/adam'</text:p>
      <text:p text:style-name="P13">}</text:p>
      <text:p text:style-name="P57"><text:span text:style-name="Teletype"><text:span text:style-name="T2">:cwd</text:span></text:span><text:span text:style-name="T2"> </text:span></text:p>
      <text:p text:style-name="P11">Set the current working directory before running a command. For example:</text:p>
      <text:p text:style-name="P13">not_if 'grep adam passwd', :cwd =&gt; '/etc'</text:p>
      <text:p text:style-name="P28"/>
      <text:p text:style-name="P28"/>
      <text:p text:style-name="P28"/>
      <text:p text:style-name="P19">******************************<text:span text:style-name="T9">Links</text:span>*********************************</text:p>
      <text:p text:style-name="P30"/>
      <text:p text:style-name="P30">recipe &gt;&gt;</text:p>
      <text:p text:style-name="P30"><text:a xlink:type="simple" xlink:href="https://docs.chef.io/resource_execute.html">https://docs.chef.io/resource_execute.html</text:a></text:p>
      <text:p text:style-name="P30"/>
      <text:p text:style-name="P40">source-file &gt;&gt;</text:p>
      <text:p text:style-name="P40"><text:a xlink:type="simple" xlink:href="https://docs.chef.io/resource_cookbook_file.html">https://docs.chef.io/resource_cookbook_file.html</text:a></text:p>
      <text:p text:style-name="P40"/>
      <text:p text:style-name="P41">execute &gt;&gt;</text:p>
      <text:p text:style-name="P41"><text:a xlink:type="simple" xlink:href="https://docs.chef.io/resource_execute.html">https://docs.chef.io/resource_execute.html</text:a></text:p>
      <text:p text:style-name="P41"/>
      <text:p text:style-name="P41">user-creation&gt;&gt;</text:p>
      <text:p text:style-name="P41"><text:a xlink:type="simple" xlink:href="https://docs.chef.io/resource_user.html">https://docs.chef.io/resource_user.html</text:a></text:p>
      <text:p text:style-name="P30"/>
      <text:p text:style-name="P40">running nodes &gt;&gt;</text:p>
      <text:p text:style-name="P40"><text:a xlink:type="simple" xlink:href="https://www.linode.com/docs/applications/chef/creating-your-first-chef-cookbook">https://www.linode.com/docs/applications/chef/creating-your-first-chef-cookbook</text:a></text:p>
      <text:p text:style-name="P4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0:21:21.770103347</meta:creation-date>
    <dc:date>2016-10-20T15:24:12.832905213</dc:date>
    <meta:editing-duration>PT3H19M48S</meta:editing-duration>
    <meta:editing-cycles>30</meta:editing-cycles>
    <meta:generator>LibreOffice/4.2.8.2$Linux_X86_64 LibreOffice_project/420m0$Build-2</meta:generator>
    <meta:document-statistic meta:table-count="0" meta:image-count="0" meta:object-count="0" meta:page-count="7" meta:paragraph-count="185" meta:word-count="874" meta:character-count="7289" meta:non-whitespace-character-count="6253"/>
  </office:meta>
</office:document-meta>
</file>